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06c0f" officeooo:paragraph-rsid="00106c0f"/>
    </style:style>
    <style:style style:name="P2" style:family="paragraph" style:parent-style-name="Standard">
      <style:text-properties officeooo:rsid="0011f3d6" officeooo:paragraph-rsid="0011f3d6"/>
    </style:style>
    <style:style style:name="P3" style:family="paragraph" style:parent-style-name="Standard">
      <style:text-properties officeooo:rsid="001342d8" officeooo:paragraph-rsid="001342d8"/>
    </style:style>
    <style:style style:name="P4" style:family="paragraph" style:parent-style-name="Standard">
      <style:text-properties officeooo:rsid="00142fb4" officeooo:paragraph-rsid="00142fb4"/>
    </style:style>
    <style:style style:name="P5" style:family="paragraph" style:parent-style-name="Standard">
      <style:text-properties officeooo:rsid="00145cca" officeooo:paragraph-rsid="00145cca"/>
    </style:style>
    <style:style style:name="P6" style:family="paragraph" style:parent-style-name="Standard">
      <style:text-properties officeooo:rsid="0014fc21" officeooo:paragraph-rsid="0014fc21"/>
    </style:style>
    <style:style style:name="P7" style:family="paragraph" style:parent-style-name="Standard">
      <style:text-properties officeooo:rsid="00172930" officeooo:paragraph-rsid="00172930"/>
    </style:style>
    <style:style style:name="P8" style:family="paragraph" style:parent-style-name="Standard">
      <style:text-properties officeooo:rsid="001954d6" officeooo:paragraph-rsid="001954d6"/>
    </style:style>
    <style:style style:name="P9" style:family="paragraph" style:parent-style-name="Standard">
      <style:text-properties officeooo:rsid="001957ac" officeooo:paragraph-rsid="001957ac"/>
    </style:style>
    <style:style style:name="P10" style:family="paragraph" style:parent-style-name="Standard">
      <style:text-properties officeooo:rsid="001a5e83" officeooo:paragraph-rsid="001a5e83"/>
    </style:style>
    <style:style style:name="P11" style:family="paragraph" style:parent-style-name="Standard">
      <style:text-properties officeooo:rsid="001ba901" officeooo:paragraph-rsid="001ba901"/>
    </style:style>
    <style:style style:name="P12" style:family="paragraph" style:parent-style-name="Standard">
      <style:text-properties officeooo:rsid="001d5826" officeooo:paragraph-rsid="001d5826"/>
    </style:style>
    <style:style style:name="T1" style:family="text">
      <style:text-properties officeooo:rsid="00142fb4"/>
    </style:style>
    <style:style style:name="T2" style:family="text">
      <style:text-properties officeooo:rsid="00172930"/>
    </style:style>
    <style:style style:name="T3" style:family="text">
      <style:text-properties officeooo:rsid="00182ce6"/>
    </style:style>
    <style:style style:name="T4" style:family="text">
      <style:text-properties officeooo:rsid="001d58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What is the input of a relational query? What is the result of evaluating a query?</text:p>
      <text:p text:style-name="P1"/>
      <text:p text:style-name="P1">Input of relation query are relation instances. The result, is a relational instance.</text:p>
      <text:p text:style-name="P1"/>
      <text:p text:style-name="P2">2. Database systems use some variant of relational algebra to present query evaluation plan. Explain why algebra is suitable for this purpose.</text:p>
      <text:p text:style-name="P2"/>
      <text:p text:style-name="P2"><text:s/>Relational algebra is an expression – a step-by-step recipe of how to calculate the answer.</text:p>
      <text:p text:style-name="P2"/>
      <text:p text:style-name="P2">3.Describe the selection operator. What can you say about the cardinality of the input and output tables for this operator? (That is, if the input has k tuples, what can you say about the output?) Describe the projection operator. What can you say about the cardinality of the input and output</text:p>
      <text:p text:style-name="P2">tables for this operator?</text:p>
      <text:p text:style-name="P2"/>
      <text:p text:style-name="P2">The selection operator(σ) filters the tuples of a relation. Cardinality of the input table are all the rows of the relation instance, whereas the cardinality of output table is less than or equal(if the condition of the selection operator is true for all tuples) of the input table.</text:p>
      <text:p text:style-name="P2"/>
      <text:p text:style-name="P2">The projection operator selects the columns of the input relation that will be included in the answer. The output of the projection operator will have the same cardinality as the cardinality of the input relation instance.</text:p>
      <text:p text:style-name="P2"/>
      <text:p text:style-name="P3">4)Describe the set operations of relational algebra, including union (U), in-tersection (n), set-difference (-), and cross-product (x). For each, what can you say about the cardinality of their input and output tables? (Sec-tion 4.2.2).</text:p>
      <text:p text:style-name="P3"/>
      <text:p text:style-name="P3">Union operation accepts as input two relation<text:span text:style-name="T1">s</text:span>(A and B) instances that are union-compatible, and returns a relation instance of the same schema as its first relation argument which contains all tuples <text:s/>that belong to A or B.</text:p>
      <text:p text:style-name="P3">The maximum cardinality of a union operation is the sum of the cardinality of A and B in case A and B do not contain duplicate rows.</text:p>
      <text:p text:style-name="P3">The minimum cardinality of a union operation is the max cardinality(A,B) if A contains all rows of B or B contains all rows of A.</text:p>
      <text:p text:style-name="P3"/>
      <text:p text:style-name="P4">Intersection operation accepts as input two relation instances(A and B) that are union-compatible and returns a relation instance of the same schema as its first relation argument which contains tuples that belong both to A and B.</text:p>
      <text:p text:style-name="P4">The maximum cardinality of intersection operation is the min cardinality(A,B) if A contains all rows of B or B contains all rows of A.</text:p>
      <text:p text:style-name="P4">The minimum cardinality of intersection operation is 0 if A and B do not have any common rows.</text:p>
      <text:p text:style-name="P4"/>
      <text:p text:style-name="P5">Set-difference accepts as input two relation instances(A and B) that are union-compatible and returns a relation instance of the same schema as it first relation argument which contain tuples that belong to A but do not belong to B.</text:p>
      <text:p text:style-name="P5">The maximum cardinality of set-difference operation is equal to the cardinality of its first relation argument(A) in case there is no element in A that belongs to B.</text:p>
      <text:p text:style-name="P5">The minimum cardinality of set-difference operation is 0 in case A = B.</text:p>
      <text:p text:style-name="P5"/>
      <text:p text:style-name="P5"><text:soft-page-break/>Cross-product operation accepts two input relations and returns relation that contains every possible tuple pair for every tuple A and B.</text:p>
      <text:p text:style-name="P6">The cardinality of cross-product is equal to the cardinality of A * cardinality of B.</text:p>
      <text:p text:style-name="P6"/>
      <text:p text:style-name="P6"/>
      <text:p text:style-name="P6"><text:span text:style-name="T2">5)</text:span>Explain how the renaming operator is used. Is it required? That is, if this operator is not allowed, is there any query that can no longer be expressed in algebra?</text:p>
      <text:p text:style-name="P6"/>
      <text:p text:style-name="P7">Renaming operator is used to create a name for intermediate relation expression and use it thereafter or to rename some of the columns of a result of relation expression especially when we have duplicate column names.</text:p>
      <text:p text:style-name="P7">The operator is not required and every algebra <text:span text:style-name="T3">expression </text:span>that uses it can be rewritten without using the operator.</text:p>
      <text:p text:style-name="P7"/>
      <text:p text:style-name="P8">6)Define all the variations of the join operation. Why is the join operation given special attention? Cannot we express every join operation in terms of cross-product, selection, and projection? (Section 4.2.4)</text:p>
      <text:p text:style-name="P8"/>
      <text:p text:style-name="P8">First, the most general join operation is the conditional join which joins two relations based on a condition that is expressed as an expression that evaluates to true or false.</text:p>
      <text:p text:style-name="P8">Second, there is equjoin which is a join operation that uses equations in the condition expression.</text:p>
      <text:p text:style-name="P8">Thirdly, when the equijoin only uses equations for fields of the two relations that have the same name and domain, then this equijoin is called a natural join.</text:p>
      <text:p text:style-name="P8"/>
      <text:p text:style-name="P9">Joins are given special attention because they are very common when we want to join information stored from two or more relations. And even though we can express every join using cross-product,selection and projection operators, it’s not efficient since the cross-product is an expensive operation.</text:p>
      <text:p text:style-name="P9"/>
      <text:p text:style-name="P10">7)Define the division operation in terms of the basic relational algebra operations. Describe a typical query that calls for division. Unlike join, the division operator is not given special treatment in database systems. Explain why.</text:p>
      <text:p text:style-name="P7"/>
      <text:p text:style-name="P10">A|B = A – (AxB – A), where x = cross-product.</text:p>
      <text:p text:style-name="P10"/>
      <text:p text:style-name="P11">Division is used when we have queries of the form “Find all rows of a relation that have an association with every single row of another relation”. <text:span text:style-name="T4">It’s not a common operator, that’s why not all databases provide an implementation of this operator.</text:span></text:p>
      <text:p text:style-name="P11"/>
      <text:p text:style-name="P12">8)Relational calculus is said to be a declarative language, in contrast to algebra, which is a procedural language. Explain the distinction.</text:p>
      <text:p text:style-name="P12"/>
      <text:p text:style-name="P12">Relation calculus does not define a step-by-step recipe that is used to calculate the answer, rather it describes the characteristics of the answer therefore it’s characterized as “declarative”.</text:p>
      <text:p text:style-name="P12"/>
      <text:p text:style-name="P12"/>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8T17:40:21.581451893</meta:creation-date>
    <meta:generator>LibreOffice/7.5.5.2$Linux_X86_64 LibreOffice_project/50$Build-2</meta:generator>
    <dc:date>2023-11-08T18:08:00.145291136</dc:date>
    <meta:editing-duration>PT27M32S</meta:editing-duration>
    <meta:editing-cycles>14</meta:editing-cycles>
    <meta:document-statistic meta:table-count="0" meta:image-count="0" meta:object-count="0" meta:page-count="2" meta:paragraph-count="33" meta:word-count="894" meta:character-count="5396" meta:non-whitespace-character-count="4530"/>
  </office:meta>
</office:document-meta>
</file>